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3.9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3.15cm" fo:min-width="2.12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6cm" fo:min-width="2.125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3.3cm" fo:wrap-option="wrap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3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1cm" fo:min-width="2.125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1cm" fo:min-width="2.125cm" fo:wrap-option="wrap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1.65cm" fo:min-width="6.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cm" svg:height="2cm" svg:x="1.4cm" svg:y="3.7cm">
          <text:p text:style-name="P1">English Wikipedi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4cm" svg:height="2cm" svg:x="1.4cm" svg:y="5.9cm">
          <text:p text:style-name="P1">Any Wikipedi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4cm" svg:height="2cm" svg:x="1.4cm" svg:y="8.2cm">
          <text:p text:style-name="P1">Any Wikimedia instal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4cm" svg:height="2cm" svg:x="1.4cm" svg:y="10.5cm">
          <text:p text:style-name="P1">Any Wiki* softwa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4cm" svg:height="2cm" svg:x="1.4cm" svg:y="12.7cm">
          <text:p text:style-name="P1">Wikipedia dum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4cm" svg:height="2cm" svg:x="1.4cm" svg:y="15cm">
          <text:p text:style-name="P1">Other 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4.3cm" svg:height="0.962cm" svg:x="1.4cm" svg:y="2.2cm">
          <draw:text-box>
            <text:p>Data sources</text:p>
          </draw:text-box>
        </draw:frame>
        <draw:custom-shape draw:style-name="gr3" draw:text-style-name="P1" draw:layer="layout" svg:width="3cm" svg:height="6.8cm" svg:x="6.3cm" svg:y="3.8cm">
          <text:p text:style-name="P1">Curl,</text:p>
          <text:p text:style-name="P1">...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cm" svg:height="3.7cm" svg:x="6.3cm" svg:y="11.1cm">
          <text:p text:style-name="P1">???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3.8cm" svg:height="1.5cm" svg:x="10cm" svg:y="3.7cm">
          <text:p text:style-name="P1">Links in JSON 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cm" svg:height="1.5cm" svg:x="10cm" svg:y="6.2cm">
          <text:p text:style-name="P1">Links in XM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cm" svg:height="1.5cm" svg:x="9.5cm" svg:y="12.7cm">
          <text:p text:style-name="P1">Raw aricle data ?</text:p>
          <draw:enhanced-geometry svg:viewBox="0 0 21600 21600" draw:type="rectangle" draw:enhanced-path="M 0 0 L 21600 0 21600 21600 0 21600 0 0 Z N"/>
        </draw:custom-shape>
        <draw:frame draw:style-name="gr7" draw:layer="layout" svg:width="3.4cm" svg:height="1.8cm" svg:x="6.2cm" svg:y="2cm">
          <draw:text-box>
            <text:p>Data aquisition</text:p>
          </draw:text-box>
        </draw:frame>
        <draw:custom-shape draw:style-name="gr8" draw:text-style-name="P1" draw:layer="layout" svg:width="3cm" svg:height="2.7cm" svg:x="14.3cm" svg:y="3.1cm">
          <text:p text:style-name="P1">Jsoncpp,</text:p>
          <text:p text:style-name="P1">...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3cm" svg:height="2.7cm" svg:x="14.3cm" svg:y="5.6cm">
          <text:p text:style-name="P1">???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cm" svg:height="2.7cm" svg:x="14.2cm" svg:y="12.1cm">
          <text:p text:style-name="P1">Some kind of selfwritten pars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7.3cm" svg:height="11.9cm" svg:x="17.7cm" svg:y="3.4cm">
          <text:p text:style-name="P1">Class Article</text:p>
          <text:p text:style-name="P1">With links</text:p>
          <draw:enhanced-geometry svg:viewBox="0 0 21600 21600" draw:type="rectangle" draw:enhanced-path="M 0 0 L 21600 0 21600 21600 0 21600 0 0 Z N"/>
        </draw:custom-shape>
        <draw:frame draw:style-name="gr7" draw:layer="layout" svg:width="3.4cm" svg:height="1.8cm" svg:x="10.4cm" svg:y="1.7cm">
          <draw:text-box>
            <text:p>Intermediae format</text:p>
          </draw:text-box>
        </draw:frame>
        <draw:frame draw:style-name="gr7" draw:layer="layout" svg:width="3.4cm" svg:height="1.8cm" svg:x="14.2cm" svg:y="1.6cm">
          <draw:text-box>
            <text:p>transformation</text:p>
          </draw:text-box>
        </draw:frame>
        <draw:frame draw:style-name="gr7" draw:layer="layout" svg:width="3.4cm" svg:height="1.8cm" svg:x="18.4cm" svg:y="1.3cm">
          <draw:text-box>
            <text:p>Target data</text:p>
          </draw:text-box>
        </draw:frame>
        <draw:custom-shape draw:style-name="gr9" draw:text-style-name="P1" draw:layer="layout" svg:width="3cm" svg:height="2.7cm" svg:x="25.5cm" svg:y="3.5cm">
          <text:p text:style-name="P1">Graph creation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cm" svg:height="2.7cm" svg:x="25.7cm" svg:y="6.4cm">
          <text:p text:style-name="P1">routing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cm" svg:height="2.7cm" svg:x="25.7cm" svg:y="9.2cm">
          <text:p text:style-name="P1">??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3.4cm" svg:height="1.8cm" svg:x="25.2cm" svg:y="1.4cm">
          <draw:text-box>
            <text:p>Data us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6-11-16T21:05:03.082236970</meta:creation-date>
    <meta:generator>LibreOffice/4.3.3.2$Linux_x86 LibreOffice_project/430m0$Build-2</meta:generator>
    <dc:date>2016-11-16T21:27:06.728268178</dc:date>
    <meta:editing-duration>PT22M3S</meta:editing-duration>
    <meta:editing-cycles>5</meta:editing-cycles>
    <meta:document-statistic meta:object-count="24"/>
  </office:meta>
</office:document-meta>
</file>